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0979in"/>
    </style:style>
    <style:style style:name="Table1.B" style:family="table-column">
      <style:table-column-properties style:column-width="1.8542in"/>
    </style:style>
    <style:style style:name="Table1.C" style:family="table-column">
      <style:table-column-properties style:column-width="2.484in"/>
    </style:style>
    <style:style style:name="Table1.D" style:family="table-column">
      <style:table-column-properties style:column-width="1.488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8597in" table:align="left"/>
    </style:style>
    <style:style style:name="Table2.A" style:family="table-column">
      <style:table-column-properties style:column-width="0.3681in"/>
    </style:style>
    <style:style style:name="Table2.B" style:family="table-column">
      <style:table-column-properties style:column-width="1.7556in"/>
    </style:style>
    <style:style style:name="Table2.C" style:family="table-column">
      <style:table-column-properties style:column-width="1.8167in"/>
    </style:style>
    <style:style style:name="Table2.D" style:family="table-column">
      <style:table-column-properties style:column-width="2.9194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 👏<text:line-break/>La incorporación de los <text:span text:style-name="Strong_20_Emphasis">nueve amuletos mágicos</text:span> da una <text:span text:style-name="Strong_20_Emphasis">columna vertebral sólida</text:span> a toda la historia de aventuras —una búsqueda tangible, progresiva, y simbólica—. Es además una excelente forma de <text:span text:style-name="Strong_20_Emphasis">unificar los capítulos</text:span> y de conectar las batallas individuales con un propósito mayor: el acceso al <text:span text:style-name="Emphasis">Codex de la Vida</text:span>.</text:p>
      <text:p text:style-name="Text_20_body">Aquí tienes una <text:span text:style-name="Strong_20_Emphasis">propuesta de integración completa</text:span> de los <text:span text:style-name="Strong_20_Emphasis">Nueve Amuletos Mágicos</text:span> dentro de la narrativa general y del tono que ya hemos definido:</text:p>
      <text:p text:style-name="Horizontal_20_Line"/>
      <text:h text:style-name="Heading_20_2" text:outline-level="2">🜂 <text:span text:style-name="Strong_20_Emphasis">Los Nueve Amuletos Mágicos</text:span></text:h>
      <text:h text:style-name="Heading_20_3" text:outline-level="3">1. <text:span text:style-name="Strong_20_Emphasis">Origen</text:span></text:h>
      <text:p text:style-name="Text_20_body">Hace siglos, cuando el <text:span text:style-name="Emphasis">Codex de la Vida</text:span> fue escrito, el rey sabio de Lluviara comprendió que su poder era demasiado grande para una sola mente.<text:line-break/>Antes de morir, <text:span text:style-name="Strong_20_Emphasis">selló el libro con un encantamiento</text:span>, una cerradura espiritual que solo podía ser abierta con una <text:span text:style-name="Strong_20_Emphasis">llave mágica</text:span>.<text:line-break/>Esa llave no era un objeto, sino una <text:span text:style-name="Emphasis">combinación de nueve fragmentos de cristal de roca</text:span>, grabados con símbolos que, al unirse, revelarían la ubicación de la llave verdadera.</text:p>
      <text:p text:style-name="Text_20_body">Cada fragmento fue convertido en un <text:span text:style-name="Strong_20_Emphasis">amuleto mágico</text:span>, entregado a guardianes distintos —reyes, monjes, criaturas del bosque, templos ocultos o familias antiguas— y dispersado por toda la isla de <text:span text:style-name="Strong_20_Emphasis">Lluviara</text:span>, para que jamás volvieran a reunirse.</text:p>
      <text:p text:style-name="Horizontal_20_Line"/>
      <text:h text:style-name="Heading_20_3" text:outline-level="3">2. <text:span text:style-name="Strong_20_Emphasis">Propósito narrativo</text:span></text:h>
      <text:p text:style-name="Text_20_body">Los amuletos sirven como <text:span text:style-name="Strong_20_Emphasis">motor de la trama</text:span> y <text:span text:style-name="Strong_20_Emphasis">símbolo espiritual</text:span>:</text:p>
      <text:list xml:id="list1641080346" text:style-name="L1">
        <text:list-item>
          <text:p text:style-name="P1"><text:span text:style-name="Strong_20_Emphasis">Motor de la trama:</text:span> cada capítulo gira en torno al descubrimiento o protección de uno de los amuletos, o la lucha por evitar que caiga en manos del mal.</text:p>
        </text:list-item>
        <text:list-item>
          <text:p text:style-name="P1"><text:span text:style-name="Strong_20_Emphasis">Símbolo espiritual:</text:span> representan los <text:span text:style-name="Emphasis">nueve principios de la vida</text:span> o <text:span text:style-name="Emphasis">nueve dimensiones del espíritu</text:span>, que Elara va comprendiendo poco a poco.</text:p>
        </text:list-item>
        <text:list-item>
          <text:p text:style-name="P1"><text:span text:style-name="Strong_20_Emphasis">Conexión con Morgerathus:</text:span> él busca reunir los amuletos para liberar el <text:span text:style-name="Emphasis">Codex</text:span> y dominar la vida misma.</text:p>
        </text:list-item>
      </text:list>
      <text:p text:style-name="Quotations"><text:span text:style-name="Emphasis">“Elara aún no lo sabía, pero aquel fragmento de cristal que halló en las ruinas era una de las nueve llaves del alma. Y alguien más lo estaba buscando.”</text:span></text:p>
      <text:p text:style-name="Horizontal_20_Line"/>
      <text:h text:style-name="Heading_20_3" text:outline-level="3"><text:soft-page-break/>3. <text:span text:style-name="Strong_20_Emphasis">Estructura narrativa general con los amuleto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Line3046364136848">
            <table:table-cell table:style-name="Table1.A1" office:value-type="string">
              <text:p text:style-name="Table_20_Heading"><text:span text:style-name="Strong_20_Emphasis">Acto</text:span></text:p>
            </table:table-cell>
            <table:table-cell table:style-name="Table1.A1" office:value-type="string">
              <text:p text:style-name="Table_20_Heading"><text:span text:style-name="Strong_20_Emphasis">Etapa de la lucha</text:span></text:p>
            </table:table-cell>
            <table:table-cell table:style-name="Table1.A1" office:value-type="string">
              <text:p text:style-name="Table_20_Heading"><text:span text:style-name="Strong_20_Emphasis">Relación con los amuletos</text:span></text:p>
            </table:table-cell>
            <table:table-cell table:style-name="Table1.A1" office:value-type="string">
              <text:p text:style-name="Table_20_Heading"><text:span text:style-name="Strong_20_Emphasis">Evolución de Elara</text:span></text:p>
            </table:table-cell>
          </table:table-row>
        </table:table-header-rows>
        <table:table-row table:style-name="TableLine3046364136848">
          <table:table-cell table:style-name="Table1.A1" office:value-type="string">
            <text:p text:style-name="Table_20_Contents"><text:span text:style-name="Strong_20_Emphasis">I. La búsqueda comienza</text:span></text:p>
          </table:table-cell>
          <table:table-cell table:style-name="Table1.A1" office:value-type="string">
            <text:p text:style-name="Table_20_Contents">No hay guerra visible.</text:p>
          </table:table-cell>
          <table:table-cell table:style-name="Table1.A1" office:value-type="string">
            <text:p text:style-name="Table_20_Contents">El primer amuleto aparece de forma casual o simbólica. Elara no entiende su poder.</text:p>
          </table:table-cell>
          <table:table-cell table:style-name="Table1.A1" office:value-type="string">
            <text:p text:style-name="Table_20_Contents">Curiosidad e inocencia.</text:p>
          </table:table-cell>
        </table:table-row>
        <table:table-row table:style-name="TableLine3046364136848">
          <table:table-cell table:style-name="Table1.A1" office:value-type="string">
            <text:p text:style-name="Table_20_Contents"><text:span text:style-name="Strong_20_Emphasis">II. Las sombras se mueven</text:span></text:p>
          </table:table-cell>
          <table:table-cell table:style-name="Table1.A1" office:value-type="string">
            <text:p text:style-name="Table_20_Contents">Morgerathus actúa desde la distancia.</text:p>
          </table:table-cell>
          <table:table-cell table:style-name="Table1.A1" office:value-type="string">
            <text:p text:style-name="Table_20_Contents">El segundo amuleto está vinculado a un suceso extraño. Aparece un sirviente del mal.</text:p>
          </table:table-cell>
          <table:table-cell table:style-name="Table1.A1" office:value-type="string">
            <text:p text:style-name="Table_20_Contents">Despierta su intuición.</text:p>
          </table:table-cell>
        </table:table-row>
        <table:table-row table:style-name="TableLine3046364136848">
          <table:table-cell table:style-name="Table1.A1" office:value-type="string">
            <text:p text:style-name="Table_20_Contents"><text:span text:style-name="Strong_20_Emphasis">III. Las piezas del mal</text:span></text:p>
          </table:table-cell>
          <table:table-cell table:style-name="Table1.A1" office:value-type="string">
            <text:p text:style-name="Table_20_Contents">Elara descubre la existencia del Codex y del enemigo.</text:p>
          </table:table-cell>
          <table:table-cell table:style-name="Table1.A1" office:value-type="string">
            <text:p text:style-name="Table_20_Contents">El tercer y cuarto amuleto son disputados. Uno puede caer temporalmente en manos del mal.</text:p>
          </table:table-cell>
          <table:table-cell table:style-name="Table1.A1" office:value-type="string">
            <text:p text:style-name="Table_20_Contents">Aprende a discernir verdad de ilusión.</text:p>
          </table:table-cell>
        </table:table-row>
        <table:table-row table:style-name="TableLine3046364136848">
          <table:table-cell table:style-name="Table1.A1" office:value-type="string">
            <text:p text:style-name="Table_20_Contents"><text:span text:style-name="Strong_20_Emphasis">IV. El acecho</text:span></text:p>
          </table:table-cell>
          <table:table-cell table:style-name="Table1.A1" office:value-type="string">
            <text:p text:style-name="Table_20_Contents">El mal la persigue abiertamente.</text:p>
          </table:table-cell>
          <table:table-cell table:style-name="Table1.A1" office:value-type="string">
            <text:p text:style-name="Table_20_Contents">El quinto y sexto amuleto están protegidos por guardianes que ponen a prueba su espíritu.</text:p>
          </table:table-cell>
          <table:table-cell table:style-name="Table1.A1" office:value-type="string">
            <text:p text:style-name="Table_20_Contents">Se fortalece, comprende su misión.</text:p>
          </table:table-cell>
        </table:table-row>
        <table:table-row table:style-name="TableLine3046364136848">
          <table:table-cell table:style-name="Table1.A1" office:value-type="string">
            <text:p text:style-name="Table_20_Contents"><text:span text:style-name="Strong_20_Emphasis">V. La guerra abierta</text:span></text:p>
          </table:table-cell>
          <table:table-cell table:style-name="Table1.A1" office:value-type="string">
            <text:p text:style-name="Table_20_Contents">Enfrentamientos directos.</text:p>
          </table:table-cell>
          <table:table-cell table:style-name="Table1.A1" office:value-type="string">
            <text:p text:style-name="Table_20_Contents">Séptimo y octavo amuleto. Elara se convierte en protectora consciente del Codex.</text:p>
          </table:table-cell>
          <table:table-cell table:style-name="Table1.A1" office:value-type="string">
            <text:p text:style-name="Table_20_Contents">Valentía, dominio interior.</text:p>
          </table:table-cell>
        </table:table-row>
        <table:table-row table:style-name="TableLine3046364136848">
          <table:table-cell table:style-name="Table1.A1" office:value-type="string">
            <text:p text:style-name="Table_20_Contents"><text:span text:style-name="Strong_20_Emphasis">VI. La batalla final</text:span></text:p>
          </table:table-cell>
          <table:table-cell table:style-name="Table1.A1" office:value-type="string">
            <text:p text:style-name="Table_20_Contents">Elara y Morgerathus luchan por el último amuleto.</text:p>
          </table:table-cell>
          <table:table-cell table:style-name="Table1.A1" office:value-type="string">
            <text:p text:style-name="Table_20_Contents">El noveno amuleto completa el mapa que revela la ubicación de la llave.</text:p>
          </table:table-cell>
          <table:table-cell table:style-name="Table1.A1" office:value-type="string">
            <text:p text:style-name="Table_20_Contents">Iluminación y trascendencia.</text:p>
          </table:table-cell>
        </table:table-row>
      </table:table>
      <text:p text:style-name="Horizontal_20_Line"/>
      <text:h text:style-name="Heading_20_3" text:outline-level="3">4. <text:span text:style-name="Strong_20_Emphasis">Ejemplo de integración en capítulos</text:span></text:h>
      <text:p text:style-name="Text_20_body">Cada <text:span text:style-name="Strong_20_Emphasis">capítulo de aventura</text:span> puede incorporar uno de los amuletos de manera distinta:</text:p>
      <text:list xml:id="list2623718345" text:style-name="L2">
        <text:list-item>
          <text:p text:style-name="P2">A veces <text:span text:style-name="Strong_20_Emphasis">lo encuentra</text:span> Elara y debe decidir si conservarlo o dejarlo en su lugar.</text:p>
        </text:list-item>
        <text:list-item>
          <text:p text:style-name="P2">A veces <text:span text:style-name="Strong_20_Emphasis">lo protege</text:span> de quienes lo buscan.</text:p>
        </text:list-item>
        <text:list-item>
          <text:p text:style-name="P2">A veces <text:span text:style-name="Strong_20_Emphasis">ni siquiera sabe que lo ha tenido</text:span>, hasta capítulos más adelante.</text:p>
        </text:list-item>
        <text:list-item>
          <text:p text:style-name="P2">En ciertos casos, <text:span text:style-name="Strong_20_Emphasis">el amuleto elige a Elara</text:span>, respondiendo a su energía o a su pureza espiritual.</text:p>
        </text:list-item>
      </text:list>
      <text:p text:style-name="Quotations"><text:span text:style-name="Emphasis">“Cuando el amuleto tocó su piel, Elara sintió que el aire vibraba. No era un objeto inerte. Era como si el cristal respirara.”</text:span></text:p>
      <text:p text:style-name="Horizontal_20_Line"/>
      <text:h text:style-name="Heading_20_3" text:outline-level="3">5. <text:span text:style-name="Strong_20_Emphasis">Tono y simbolismo</text:span></text:h>
      <text:p text:style-name="Text_20_body">Cada amuleto puede reflejar una <text:span text:style-name="Strong_20_Emphasis">virtud o principio vital</text:span>, ligados a los temas filosóficos de los capítulos del ensayo.<text:line-break/>Por ejemplo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Line3046364131376">
            <table:table-cell table:style-name="Table2.A1" office:value-type="string">
              <text:p text:style-name="Table_20_Heading">Nº</text:p>
            </table:table-cell>
            <table:table-cell table:style-name="Table2.A1" office:value-type="string">
              <text:p text:style-name="Table_20_Heading">Nombre del Amuleto</text:p>
            </table:table-cell>
            <table:table-cell table:style-name="Table2.A1" office:value-type="string">
              <text:p text:style-name="Table_20_Heading">Significado simbólico</text:p>
            </table:table-cell>
            <table:table-cell table:style-name="Table2.A1" office:value-type="string">
              <text:p text:style-name="Table_20_Heading">Capítulo o tema asociado</text:p>
            </table:table-cell>
          </table:table-row>
        </table:table-header-rows>
        <table:table-row table:style-name="TableLine3046364131376">
          <table:table-cell table:style-name="Table2.A1" office:value-type="string">
            <text:p text:style-name="Table_20_Contents">I</text:p>
          </table:table-cell>
          <table:table-cell table:style-name="Table2.A1" office:value-type="string">
            <text:p text:style-name="Table_20_Contents">Amuleto del Alba</text:p>
          </table:table-cell>
          <table:table-cell table:style-name="Table2.A1" office:value-type="string">
            <text:p text:style-name="Table_20_Contents">Origen de la vida</text:p>
          </table:table-cell>
          <table:table-cell table:style-name="Table2.A1" office:value-type="string">
            <text:p text:style-name="Table_20_Contents">Cap. 8 — La vida</text:p>
          </table:table-cell>
        </table:table-row>
        <table:table-row table:style-name="TableLine3046364131376">
          <table:table-cell table:style-name="Table2.A1" office:value-type="string">
            <text:p text:style-name="Table_20_Contents">II</text:p>
          </table:table-cell>
          <table:table-cell table:style-name="Table2.A1" office:value-type="string">
            <text:p text:style-name="Table_20_Contents">Amuleto del Recuerdo</text:p>
          </table:table-cell>
          <table:table-cell table:style-name="Table2.A1" office:value-type="string">
            <text:p text:style-name="Table_20_Contents">Memoria / ADN</text:p>
          </table:table-cell>
          <table:table-cell table:style-name="Table2.A1" office:value-type="string">
            <text:p text:style-name="Table_20_Contents">Cap. 9 — El ADN</text:p>
          </table:table-cell>
        </table:table-row>
        <text:soft-page-break/>
        <table:table-row table:style-name="TableLine3046364131376">
          <table:table-cell table:style-name="Table2.A1" office:value-type="string">
            <text:p text:style-name="Table_20_Contents">III</text:p>
          </table:table-cell>
          <table:table-cell table:style-name="Table2.A1" office:value-type="string">
            <text:p text:style-name="Table_20_Contents">Amuleto del Cambio</text:p>
          </table:table-cell>
          <table:table-cell table:style-name="Table2.A1" office:value-type="string">
            <text:p text:style-name="Table_20_Contents">Reproducción</text:p>
          </table:table-cell>
          <table:table-cell table:style-name="Table2.A1" office:value-type="string">
            <text:p text:style-name="Table_20_Contents">Cap. 10 — La Reproducción</text:p>
          </table:table-cell>
        </table:table-row>
        <table:table-row table:style-name="TableLine3046364131376">
          <table:table-cell table:style-name="Table2.A1" office:value-type="string">
            <text:p text:style-name="Table_20_Contents">IV</text:p>
          </table:table-cell>
          <table:table-cell table:style-name="Table2.A1" office:value-type="string">
            <text:p text:style-name="Table_20_Contents">Amuleto del Reflejo</text:p>
          </table:table-cell>
          <table:table-cell table:style-name="Table2.A1" office:value-type="string">
            <text:p text:style-name="Table_20_Contents">Individualidad</text:p>
          </table:table-cell>
          <table:table-cell table:style-name="Table2.A1" office:value-type="string">
            <text:p text:style-name="Table_20_Contents">Cap. 11 — Los Individuos</text:p>
          </table:table-cell>
        </table:table-row>
        <table:table-row table:style-name="TableLine3046364131376">
          <table:table-cell table:style-name="Table2.A1" office:value-type="string">
            <text:p text:style-name="Table_20_Contents">V</text:p>
          </table:table-cell>
          <table:table-cell table:style-name="Table2.A1" office:value-type="string">
            <text:p text:style-name="Table_20_Contents">Amuleto del Ciclo</text:p>
          </table:table-cell>
          <table:table-cell table:style-name="Table2.A1" office:value-type="string">
            <text:p text:style-name="Table_20_Contents">Nacimiento y muerte</text:p>
          </table:table-cell>
          <table:table-cell table:style-name="Table2.A1" office:value-type="string">
            <text:p text:style-name="Table_20_Contents">Cap. 12 — Ciclo de vida</text:p>
          </table:table-cell>
        </table:table-row>
        <table:table-row table:style-name="TableLine3046364131376">
          <table:table-cell table:style-name="Table2.A1" office:value-type="string">
            <text:p text:style-name="Table_20_Contents">VI</text:p>
          </table:table-cell>
          <table:table-cell table:style-name="Table2.A1" office:value-type="string">
            <text:p text:style-name="Table_20_Contents">Amuleto del Equilibrio</text:p>
          </table:table-cell>
          <table:table-cell table:style-name="Table2.A1" office:value-type="string">
            <text:p text:style-name="Table_20_Contents">Eficiencia y poder</text:p>
          </table:table-cell>
          <table:table-cell table:style-name="Table2.A1" office:value-type="string">
            <text:p text:style-name="Table_20_Contents">Cap. 13-14</text:p>
          </table:table-cell>
        </table:table-row>
        <table:table-row table:style-name="TableLine3046364131376">
          <table:table-cell table:style-name="Table2.A1" office:value-type="string">
            <text:p text:style-name="Table_20_Contents">VII</text:p>
          </table:table-cell>
          <table:table-cell table:style-name="Table2.A1" office:value-type="string">
            <text:p text:style-name="Table_20_Contents">Amuleto del Espejo Roto</text:p>
          </table:table-cell>
          <table:table-cell table:style-name="Table2.A1" office:value-type="string">
            <text:p text:style-name="Table_20_Contents">Redundancia / error / caos</text:p>
          </table:table-cell>
          <table:table-cell table:style-name="Table2.A1" office:value-type="string">
            <text:p text:style-name="Table_20_Contents">Cap. 15-16</text:p>
          </table:table-cell>
        </table:table-row>
        <table:table-row table:style-name="TableLine3046364131376">
          <table:table-cell table:style-name="Table2.A1" office:value-type="string">
            <text:p text:style-name="Table_20_Contents">VIII</text:p>
          </table:table-cell>
          <table:table-cell table:style-name="Table2.A1" office:value-type="string">
            <text:p text:style-name="Table_20_Contents">Amuleto del Silencio</text:p>
          </table:table-cell>
          <table:table-cell table:style-name="Table2.A1" office:value-type="string">
            <text:p text:style-name="Table_20_Contents">Costo y sacrificio</text:p>
          </table:table-cell>
          <table:table-cell table:style-name="Table2.A1" office:value-type="string">
            <text:p text:style-name="Table_20_Contents">Cap. 17</text:p>
          </table:table-cell>
        </table:table-row>
        <table:table-row table:style-name="TableLine3046364131376">
          <table:table-cell table:style-name="Table2.A1" office:value-type="string">
            <text:p text:style-name="Table_20_Contents">IX</text:p>
          </table:table-cell>
          <table:table-cell table:style-name="Table2.A1" office:value-type="string">
            <text:p text:style-name="Table_20_Contents">Amuleto de la Luz</text:p>
          </table:table-cell>
          <table:table-cell table:style-name="Table2.A1" office:value-type="string">
            <text:p text:style-name="Table_20_Contents">Unidad y trascendencia</text:p>
          </table:table-cell>
          <table:table-cell table:style-name="Table2.A1" office:value-type="string">
            <text:p text:style-name="Table_20_Contents">Cap. 19-21 — El Espíritu y la Vida Eterna</text:p>
          </table:table-cell>
        </table:table-row>
      </table:table>
      <text:p text:style-name="Horizontal_20_Line"/>
      <text:h text:style-name="Heading_20_3" text:outline-level="3">6. <text:span text:style-name="Strong_20_Emphasis">Consecuencia final</text:span></text:h>
      <text:p text:style-name="Text_20_body">Cuando los nueve amuletos se reúnen, revelan el mapa que lleva a la <text:span text:style-name="Strong_20_Emphasis">llave del Codex</text:span>.<text:line-break/>Pero la llave no abre solo un libro: abre una comprensión total, capaz de transformar a quien la posea.<text:line-break/>Y ese será el gran dilema final:</text:p>
      <text:p text:style-name="Quotations"><text:span text:style-name="Strong_20_Emphasis">¿Debe Elara abrir el Codex… o protegerlo del mundo para siempre?</text:span></text:p>
      <text:p text:style-name="Horizontal_20_Line"/>
      <text:p text:style-name="Text_20_body">¿Quieres que te proponga una <text:span text:style-name="Strong_20_Emphasis">historia de fondo detallada</text:span> para los nueve amuletos (sus nombres, apariencias, guardianes y poderes)?<text:line-break/>Eso permitiría establecer su papel en cada capítulo de forma precisa, integrando lo simbólico, lo místico y lo narrativo.</text:p>
      <text:p text:style-name="Horizontal_20_Line"/>
      <text:p text:style-name="Text_20_body"/>
      <text:p text:style-name="Text_20_body">Excelente 👏.<text:line-break/>Entonces avancemos con algo <text:span text:style-name="Strong_20_Emphasis">épico, coherente y simbólicamente potente</text:span>, que unifique el tono místico con la estructura narrativa de aventura.<text:line-break/>Lo que sigue es mi propuesta completa para los <text:span text:style-name="Strong_20_Emphasis">Nueve Amuletos Mágicos de Lluviara</text:span>, con su <text:span text:style-name="Strong_20_Emphasis">historia de origen</text:span>, <text:span text:style-name="Strong_20_Emphasis">nombre</text:span>, <text:span text:style-name="Strong_20_Emphasis">apariencia</text:span>, <text:span text:style-name="Strong_20_Emphasis">poder</text:span>, <text:span text:style-name="Strong_20_Emphasis">guardianes</text:span> y <text:span text:style-name="Strong_20_Emphasis">significado espiritual</text:span> (ligado a la teoría de la vida que el libro desarrolla).</text:p>
      <text:p text:style-name="Horizontal_20_Line"/>
      <text:h text:style-name="Heading_20_2" text:outline-level="2">🜂 <text:span text:style-name="Strong_20_Emphasis">Los Nueve Amuletos de Lluviara</text:span></text:h>
      <text:h text:style-name="Heading_20_3" text:outline-level="3">🔮 <text:span text:style-name="Strong_20_Emphasis">Origen general</text:span></text:h>
      <text:p text:style-name="Text_20_body">Hace mil años, el <text:span text:style-name="Emphasis">Rey Athelor de Lluviara</text:span> recibió del cielo el <text:span text:style-name="Emphasis">Codex de la Vida</text:span>, un libro que contenía los secretos de la creación.<text:line-break/>Comprendió que ningún ser debía poseer tal poder sin antes haber recorrido el camino del entendimiento.<text:line-break/>Antes de morir, <text:span text:style-name="Strong_20_Emphasis">selló el Codex</text:span> con un hechizo divino.<text:line-break/><text:soft-page-break/>Para abrirlo, forjó <text:span text:style-name="Strong_20_Emphasis">nueve amuletos de cristal de roca</text:span>, cada uno grabado con un fragmento del mapa que revela la <text:span text:style-name="Emphasis">Llave del Codex</text:span>.<text:line-break/>Cada amuleto fue imbuido con un principio fundamental de la vida —energías que sostienen el equilibrio del mundo— y confiado a un guardián distinto.</text:p>
      <text:p text:style-name="Text_20_body">Morgerathus, el antiguo consejero del rey, intentó usurpar el poder, pero fue desterrado a las Tierras Sombrías.<text:line-break/>Desde entonces, sus sirvientes buscan reunir los amuletos para liberarlo del exilio y desatar el poder del Codex.</text:p>
      <text:p text:style-name="Horizontal_20_Line"/>
      <text:h text:style-name="Heading_20_2" text:outline-level="2">✨ LOS NUEVE AMULETOS</text:h>
      <text:p text:style-name="Horizontal_20_Line"/>
      <text:h text:style-name="Heading_20_3" text:outline-level="3"><text:span text:style-name="Strong_20_Emphasis">1. El Amuleto del Alba</text:span></text:h>
      <text:p text:style-name="Text_20_body"><text:span text:style-name="Strong_20_Emphasis">Tema:</text:span> <text:span text:style-name="Emphasis">El origen de la vida</text:span><text:line-break/><text:span text:style-name="Strong_20_Emphasis">Apariencia:</text:span> Un cristal dorado, translúcido, que brilla débilmente con la luz del amanecer.<text:line-break/><text:span text:style-name="Strong_20_Emphasis">Poder:</text:span> Revela lo que está naciendo o a punto de surgir (vida, ideas, movimientos, sentimientos).<text:line-break/><text:span text:style-name="Strong_20_Emphasis">Guardián:</text:span> Una sacerdotisa dormida en el Templo del Sol, que solo despierta con la primera luz del equinoccio.<text:line-break/><text:span text:style-name="Strong_20_Emphasis">Lección:</text:span> La vida no surge del azar, sino de un impulso que busca manifestarse.<text:line-break/><text:span text:style-name="Strong_20_Emphasis">Capítulo asociado:</text:span> Cap. 8 — <text:span text:style-name="Emphasis">La Vida</text:span></text:p>
      <text:p text:style-name="Quotations"><text:span text:style-name="Emphasis">“Elara lo sostuvo entre las manos, y por un instante, sintió el latido de algo que aún no existía.”</text:span></text:p>
      <text:p text:style-name="Horizontal_20_Line"/>
      <text:h text:style-name="Heading_20_3" text:outline-level="3"><text:span text:style-name="Strong_20_Emphasis">2. El Amuleto del Recuerdo</text:span></text:h>
      <text:p text:style-name="Text_20_body"><text:span text:style-name="Strong_20_Emphasis">Tema:</text:span> <text:span text:style-name="Emphasis">La memoria / el ADN</text:span><text:line-break/><text:span text:style-name="Strong_20_Emphasis">Apariencia:</text:span> Un cristal azul profundo, con filamentos luminosos que se entrelazan como hebras de una doble espiral.<text:line-break/><text:span text:style-name="Strong_20_Emphasis">Poder:</text:span> Permite ver los recuerdos grabados en la materia viva —una flor, una piedra, o una persona—.<text:line-break/><text:span text:style-name="Strong_20_Emphasis">Guardián:</text:span> Un monje ciego que conserva los cantos antiguos en un monasterio perdido en la niebla.<text:line-break/><text:span text:style-name="Strong_20_Emphasis">Lección:</text:span> La memoria de la vida está en todas las cosas. Nada se pierde, solo se transforma.<text:line-break/><text:span text:style-name="Strong_20_Emphasis">Capítulo asociado:</text:span> Cap. 9 — <text:span text:style-name="Emphasis">El ADN</text:span></text:p>
      <text:p text:style-name="Quotations"><text:span text:style-name="Emphasis">“Elara comprendió que la piedra recordaba la lluvia. Y que ella misma era parte de ese recuerdo.”</text:span></text:p>
      <text:p text:style-name="Horizontal_20_Line"/>
      <text:h text:style-name="Heading_20_3" text:outline-level="3"><text:soft-page-break/><text:span text:style-name="Strong_20_Emphasis">3. El Amuleto del Cambio</text:span></text:h>
      <text:p text:style-name="Text_20_body"><text:span text:style-name="Strong_20_Emphasis">Tema:</text:span> <text:span text:style-name="Emphasis">La reproducción / transformación</text:span><text:line-break/><text:span text:style-name="Strong_20_Emphasis">Apariencia:</text:span> Un cristal verde que parece estar en constante movimiento, cambiando su forma con la temperatura o la emoción.<text:line-break/><text:span text:style-name="Strong_20_Emphasis">Poder:</text:span> Acelera o retrasa los procesos de cambio y crecimiento.<text:line-break/><text:span text:style-name="Strong_20_Emphasis">Guardián:</text:span> Un alquimista errante que lo lleva colgado en el pecho, ignorando su verdadero poder.<text:line-break/><text:span text:style-name="Strong_20_Emphasis">Lección:</text:span> Toda evolución nace del cambio; resistirlo es morir, aceptarlo es renacer.<text:line-break/><text:span text:style-name="Strong_20_Emphasis">Capítulo asociado:</text:span> Cap. 10 — <text:span text:style-name="Emphasis">La Reproducción</text:span></text:p>
      <text:p text:style-name="Horizontal_20_Line"/>
      <text:h text:style-name="Heading_20_3" text:outline-level="3"><text:span text:style-name="Strong_20_Emphasis">4. El Amuleto del Reflejo</text:span></text:h>
      <text:p text:style-name="Text_20_body"><text:span text:style-name="Strong_20_Emphasis">Tema:</text:span> <text:span text:style-name="Emphasis">Los individuos / la identidad</text:span><text:line-break/><text:span text:style-name="Strong_20_Emphasis">Apariencia:</text:span> Un cristal blanco como la luna, que refleja no el rostro, sino el alma de quien lo mira.<text:line-break/><text:span text:style-name="Strong_20_Emphasis">Poder:</text:span> Muestra el verdadero ser interior; sus luces y sus sombras.<text:line-break/><text:span text:style-name="Strong_20_Emphasis">Guardián:</text:span> Una mujer que vive sola en un lago encantado, prisionera de su propio reflejo.<text:line-break/><text:span text:style-name="Strong_20_Emphasis">Lección:</text:span> El yo es solo un reflejo del todo; conocerse a sí mismo es conocerse como parte.<text:line-break/><text:span text:style-name="Strong_20_Emphasis">Capítulo asociado:</text:span> Cap. 11 — <text:span text:style-name="Emphasis">Los Individuos</text:span></text:p>
      <text:p text:style-name="Horizontal_20_Line"/>
      <text:h text:style-name="Heading_20_3" text:outline-level="3"><text:span text:style-name="Strong_20_Emphasis">5. El Amuleto del Ciclo</text:span></text:h>
      <text:p text:style-name="Text_20_body"><text:span text:style-name="Strong_20_Emphasis">Tema:</text:span> <text:span text:style-name="Emphasis">Nacimiento, vida y muerte</text:span><text:line-break/><text:span text:style-name="Strong_20_Emphasis">Apariencia:</text:span> Un cristal gris, redondo, con un hilo dorado que gira lentamente dentro.<text:line-break/><text:span text:style-name="Strong_20_Emphasis">Poder:</text:span> Permite ver el ciclo completo de una existencia —de su principio a su final—.<text:line-break/><text:span text:style-name="Strong_20_Emphasis">Guardián:</text:span> Un pastor anciano que guía a su rebaño por el mismo camino cada año, sin saber por qué.<text:line-break/><text:span text:style-name="Strong_20_Emphasis">Lección:</text:span> Todo lo que vive debe morir, y todo lo que muere prepara la vida.<text:line-break/><text:span text:style-name="Strong_20_Emphasis">Capítulo asociado:</text:span> Cap. 12 — <text:span text:style-name="Emphasis">Ciclo de vida</text:span></text:p>
      <text:p text:style-name="Horizontal_20_Line"/>
      <text:h text:style-name="Heading_20_3" text:outline-level="3"><text:span text:style-name="Strong_20_Emphasis">6. El Amuleto del Equilibrio</text:span></text:h>
      <text:p text:style-name="Text_20_body"><text:span text:style-name="Strong_20_Emphasis">Tema:</text:span> <text:span text:style-name="Emphasis">Eficiencia y poder</text:span><text:line-break/><text:span text:style-name="Strong_20_Emphasis">Apariencia:</text:span> Un cristal transparente, suspendido siempre en el aire, incapaz de caer o reposar.<text:line-break/><text:span text:style-name="Strong_20_Emphasis">Poder:</text:span> Mantiene el equilibrio entre dos fuerzas opuestas; armoniza lo imposible.<text:line-break/><text:span text:style-name="Strong_20_Emphasis">Guardián:</text:span> Dos hermanos gemelos que nunca se han visto, pero cuyas vidas están unidas por el mismo destino.<text:line-break/><text:span text:style-name="Strong_20_Emphasis">Lección:</text:span> La vida busca siempre la ruta más justa entre el exceso y la carencia.<text:line-break/><text:span text:style-name="Strong_20_Emphasis">Capítulo asociado:</text:span> Cap. 13–14 — <text:span text:style-name="Emphasis">Eficiencia y Potencia</text:span></text:p>
      <text:p text:style-name="Horizontal_20_Line"/>
      <text:h text:style-name="Heading_20_3" text:outline-level="3"><text:soft-page-break/><text:span text:style-name="Strong_20_Emphasis">7. El Amuleto del Espejo Roto</text:span></text:h>
      <text:p text:style-name="Text_20_body"><text:span text:style-name="Strong_20_Emphasis">Tema:</text:span> <text:span text:style-name="Emphasis">Redundancia, error y caos</text:span><text:line-break/><text:span text:style-name="Strong_20_Emphasis">Apariencia:</text:span> Un cristal fragmentado, que refleja mil imágenes distintas a la vez.<text:line-break/><text:span text:style-name="Strong_20_Emphasis">Poder:</text:span> Crea ilusiones; muestra caminos falsos que parecen verdaderos.<text:line-break/><text:span text:style-name="Strong_20_Emphasis">Guardián:</text:span> Un mago loco que cree ser su propio reflejo.<text:line-break/><text:span text:style-name="Strong_20_Emphasis">Lección:</text:span> El error no es enemigo de la vida; es su modo de explorar lo posible.<text:line-break/><text:span text:style-name="Strong_20_Emphasis">Capítulo asociado:</text:span> Cap. 15–16 — <text:span text:style-name="Emphasis">Redundancia y Fiabilidad</text:span></text:p>
      <text:p text:style-name="Horizontal_20_Line"/>
      <text:h text:style-name="Heading_20_3" text:outline-level="3"><text:span text:style-name="Strong_20_Emphasis">8. El Amuleto del Silencio</text:span></text:h>
      <text:p text:style-name="Text_20_body"><text:span text:style-name="Strong_20_Emphasis">Tema:</text:span> <text:span text:style-name="Emphasis">Costo y sacrificio</text:span><text:line-break/><text:span text:style-name="Strong_20_Emphasis">Apariencia:</text:span> Un cristal oscuro, opaco, que no refleja nada.<text:line-break/><text:span text:style-name="Strong_20_Emphasis">Poder:</text:span> Absorbe energía vital para otorgar poder temporal a su portador.<text:line-break/><text:span text:style-name="Strong_20_Emphasis">Guardián:</text:span> Una reina caída en desgracia que lo usa para conservar su juventud.<text:line-break/><text:span text:style-name="Strong_20_Emphasis">Lección:</text:span> Todo poder tiene un precio; lo que la vida da, también reclama.<text:line-break/><text:span text:style-name="Strong_20_Emphasis">Capítulo asociado:</text:span> Cap. 17 — <text:span text:style-name="Emphasis">Coste</text:span></text:p>
      <text:p text:style-name="Horizontal_20_Line"/>
      <text:h text:style-name="Heading_20_3" text:outline-level="3"><text:span text:style-name="Strong_20_Emphasis">9. El Amuleto de la Luz</text:span></text:h>
      <text:p text:style-name="Text_20_body"><text:span text:style-name="Strong_20_Emphasis">Tema:</text:span> <text:span text:style-name="Emphasis">Unidad y trascendencia</text:span><text:line-break/><text:span text:style-name="Strong_20_Emphasis">Apariencia:</text:span> Un cristal de pureza absoluta, que contiene todos los colores y ninguno.<text:line-break/><text:span text:style-name="Strong_20_Emphasis">Poder:</text:span> Une los otros ocho amuletos y revela el mapa completo hacia la Llave del Codex.<text:line-break/><text:span text:style-name="Strong_20_Emphasis">Guardián:</text:span> Nadie. Se dice que el propio espíritu de la vida lo protege.<text:line-break/><text:span text:style-name="Strong_20_Emphasis">Lección:</text:span> La vida es una; solo los ignorantes la ven fragmentada.<text:line-break/><text:span text:style-name="Strong_20_Emphasis">Capítulo asociado:</text:span> Cap. 19–21 — <text:span text:style-name="Emphasis">El Espíritu y la Vida Eterna</text:span></text:p>
      <text:p text:style-name="Horizontal_20_Line"/>
      <text:h text:style-name="Heading_20_2" text:outline-level="2">🜃 <text:span text:style-name="Strong_20_Emphasis">Estructura narrativa global</text:span></text:h>
      <text:list xml:id="list2232208589" text:style-name="L5">
        <text:list-item>
          <text:p text:style-name="P3">En cada <text:span text:style-name="Strong_20_Emphasis">capítulo</text:span>, Elara se cruzará con uno de los amuletos (o su guardián).</text:p>
        </text:list-item>
        <text:list-item>
          <text:p text:style-name="P3">A veces <text:span text:style-name="Strong_20_Emphasis">lo recuperará</text:span>; a veces <text:span text:style-name="Strong_20_Emphasis">solo comprenderá su significado</text:span>.</text:p>
        </text:list-item>
        <text:list-item>
          <text:p text:style-name="P3">Los sirvientes de Morgerathus buscarán los amuletos simultáneamente, creando conflicto.</text:p>
        </text:list-item>
        <text:list-item>
          <text:p text:style-name="P3">Cada amuleto enseñará a Elara una <text:span text:style-name="Strong_20_Emphasis">verdad espiritual</text:span> sobre la vida, conectando aventura y filosofía.</text:p>
        </text:list-item>
        <text:list-item>
          <text:p text:style-name="P3">Al final, cuando reúna los nueve, <text:span text:style-name="Strong_20_Emphasis">Elara deberá decidir si abrir el Codex o destruirlo</text:span>.</text:p>
        </text:list-item>
      </text:list>
      <text:p text:style-name="Quotations"><text:span text:style-name="Emphasis">“Cuando los nueve destellos se unieron, el cielo de Lluviara se abrió.<text:line-break/>Y por primera vez, la vida misma pareció mirarla de vuelta.”</text:span></text:p>
      <text:p text:style-name="Horizontal_20_Line"/>
      <text:p text:style-name="Text_20_body"><text:soft-page-break/>¿Quieres que desarrolle ahora una <text:span text:style-name="Strong_20_Emphasis">tabla narrativa</text:span> que asigne a cada amuleto un capítulo de la aventura (ubicación, enemigo, conflicto, revelación mística y desenlace)?<text:line-break/>Eso nos daría un <text:span text:style-name="Strong_20_Emphasis">esqueleto completo de la línea argumental</text:span>, capítulo por capítulo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4T20:18:36.993000000</meta:creation-date>
    <dc:date>2025-10-24T20:32:31.844000000</dc:date>
    <meta:editing-duration>PT13M54S</meta:editing-duration>
    <meta:editing-cycles>2</meta:editing-cycles>
    <meta:generator>LibreOffice/7.3.5.2$Windows_X86_64 LibreOffice_project/184fe81b8c8c30d8b5082578aee2fed2ea847c01</meta:generator>
    <meta:document-statistic meta:table-count="2" meta:image-count="0" meta:object-count="0" meta:page-count="7" meta:paragraph-count="128" meta:word-count="1861" meta:character-count="11008" meta:non-whitespace-character-count="9278"/>
  </office:meta>
</office:document-meta>
</file>